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officeooo:rsid="0011890a" officeooo:paragraph-rsid="0011890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f3333" fo:font-size="12pt" fo:font-weight="normal" officeooo:rsid="0011890a" officeooo:paragraph-rsid="001189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3333" fo:font-size="14pt" officeooo:rsid="0011890a" officeooo:paragraph-rsid="001189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11890a" officeooo:paragraph-rsid="0011890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bold" officeooo:rsid="0011890a" officeooo:paragraph-rsid="0011890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11890a" officeooo:paragraph-rsid="001189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fo:font-size="14pt" officeooo:rsid="0011890a" officeooo:paragraph-rsid="0011890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ff3333" fo:font-size="14pt" fo:font-weight="normal" officeooo:rsid="0011890a" officeooo:paragraph-rsid="00126f1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3333" fo:font-size="12pt" officeooo:rsid="0011890a" officeooo:paragraph-rsid="001189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ff3333" fo:font-size="12pt" fo:font-weight="normal" officeooo:rsid="0011890a" officeooo:paragraph-rsid="0011890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officeooo:rsid="0011890a" officeooo:paragraph-rsid="0011890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officeooo:rsid="0011890a" officeooo:paragraph-rsid="0011890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26f19" officeooo:paragraph-rsid="00126f1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143b33" officeooo:paragraph-rsid="00143b3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14473f" officeooo:paragraph-rsid="0014473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8000" fo:font-size="12pt" style:text-underline-style="solid" style:text-underline-width="auto" style:text-underline-color="font-color" fo:font-weight="bold" officeooo:rsid="0014473f" officeooo:paragraph-rsid="0014473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officeooo:rsid="00133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2 : Agents économiques et leurs consommation</text:p>
      <text:p text:style-name="P9"/>
      <text:p text:style-name="P3">I) Qu'est ce qu'un agent économique </text:p>
      <text:p text:style-name="P4">Centre de décision économique indépendant </text:p>
      <text:p text:style-name="P4">Il s'agit d'un individu ou un groupement d'individus autonome qui s'organise et prend des décisions d'ordre économique </text:p>
      <text:p text:style-name="P4"/>
      <text:p text:style-name="P4"/>
      <text:p text:style-name="P3">II) Les différents agents économiques</text:p>
      <text:p text:style-name="P3"/>
      <text:p text:style-name="P5">Les 6 agents économiques : </text:p>
      <text:p text:style-name="P5"/>
      <text:p text:style-name="P4">-Les ménages </text:p>
      <text:p text:style-name="P4">-Les sociétés non financières (entreprise)</text:p>
      <text:p text:style-name="P4">-Les sociétés financières (banque)</text:p>
      <text:p text:style-name="P4">-Les administration publiques </text:p>
      <text:p text:style-name="P4">-Les ISBLSM (Institution Sans But Lucratif au Service des Ménages) </text:p>
      <text:p text:style-name="P4">-Le reste du monde </text:p>
      <text:p text:style-name="P4"/>
      <text:p text:style-name="P5">Leurs fonctions :</text:p>
      <text:p text:style-name="P6"/>
      <text:p text:style-name="P6">-L'entreprise est une entité économique qui utilise des facteurs de production pour produire des biens et des services destinés à la satisfaction des besoins humains.</text:p>
      <text:p text:style-name="P6"/>
      <text:p text:style-name="P6">-Le ménage n'est pas un individu, en économie un ménage est <text:span text:style-name="T2">l'ensemble des occupants d'une même résidence principale</text:span></text:p>
      <text:p text:style-name="P6">Une personne seule peut constituer un ménage. </text:p>
      <text:p text:style-name="P6">La fonction économique principale des ménages est : la consommation </text:p>
      <text:p text:style-name="P6"/>
      <text:p text:style-name="P8">IV) Les relations entre les agents économiques</text:p>
      <text:p text:style-name="P8"/>
      <text:p text:style-name="P13"><text:span text:style-name="T1">Relations entre agents économiques :</text:span> circulation des revenus entre eux, <text:span text:style-name="T3">s'effectue sur le marché du travail et des capitaux.</text:span></text:p>
      <text:p text:style-name="P14"><text:span text:style-name="T1">Marché du travail :</text:span> échange entre main d'oeuvre et salaire</text:p>
      <text:p text:style-name="P14"><text:span text:style-name="T1">Marché des capitaux :</text:span> échange entre épargnes clients via les banques et les entreprises</text:p>
      <text:p text:style-name="P14"/>
      <text:p text:style-name="P16">Circuit économique</text:p>
      <text:p text:style-name="P16"/>
      <text:p text:style-name="P15">Deux flux : flux réel (marchandises) et flux monétaire (fonds)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0:59:53.762659000</meta:creation-date>
    <dc:date>2015-09-24T09:25:50.392000000</dc:date>
    <meta:editing-duration>PT29M36S</meta:editing-duration>
    <meta:editing-cycles>5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3" meta:word-count="199" meta:character-count="1328" meta:non-whitespace-character-count="1142"/>
  </office:meta>
</office:document-meta>
</file>